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ε</mi>
        <mn>0</mn>
      </msub>
      <mrow>
        <mspace width="0.5em"/>
        <mo stretchy="false">=</mo>
        <mspace width="0.5em"/>
      </mrow>
      <mn>8,8543</mn>
      <mrow>
        <mspace width="0.5em"/>
        <mo stretchy="false">⋅</mo>
        <mspace width="0.5em"/>
      </mrow>
      <msup>
        <mn>10</mn>
        <mrow>
          <mo stretchy="false">−</mo>
          <mn>12</mn>
        </mrow>
      </msup>
      <mspace width="0.5em"/>
      <mfrac>
        <mrow>
          <msup>
            <mtext>A</mtext>
            <mn>2</mn>
          </msup>
          <msup>
            <mtext>s</mtext>
            <mn>2</mn>
          </msup>
        </mrow>
        <mrow>
          <mtext>N</mtext>
          <msup>
            <mtext>m</mtext>
            <mn>2</mn>
          </msup>
        </mrow>
      </mfrac>
      <mrow>
        <mspace width="0.5em"/>
        <mo stretchy="false">=</mo>
        <mspace width="0.5em"/>
      </mrow>
      <mn>8,8543</mn>
      <mrow>
        <mspace width="0.5em"/>
        <mo stretchy="false">⋅</mo>
        <mspace width="0.5em"/>
      </mrow>
      <msup>
        <mn>10</mn>
        <mrow>
          <mo stretchy="false">−</mo>
          <mn>12</mn>
        </mrow>
      </msup>
      <mspace width="0.5em"/>
      <mfrac>
        <mrow>
          <mtext>A</mtext>
          <mtext>s</mtext>
        </mrow>
        <mrow>
          <mtext>V</mtext>
          <mtext>m</mtext>
        </mrow>
      </mfrac>
    </mrow>
    <annotation encoding="StarMath 5.0">%varepsilon _0 `=` 8,8543 `cdot` 10^{ -12 } ` {"A"^2 "s"^2} over {"N" "m"^2} `=` 8,8543 `cdot` 10^{ -12 } ` {"A" "s"} over {"V" "m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30:00.040000000</meta:creation-date>
    <meta:generator>LibreOffice/4.2.4.2$Windows_x86 LibreOffice_project/63150712c6d317d27ce2db16eb94c2f3d7b699f8</meta:generator>
  </office:meta>
</office:document-meta>
</file>